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B0000000B11BF2A97F12708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loext:padding-left="0in" loext:padding-right="0in" loext:padding-top="0in" loext:padding-bottom="0.0193in" loext:border-left="none" loext:border-right="none" loext:border-top="none" loext:border-bottom="0.06pt dotted #000000"/>
    </style:style>
    <style:style style:name="T4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Linux</text:span> (<text:a xlink:type="simple" xlink:href="https://en.wikipedia.org/wiki/Help:IPA/English" text:style-name="Internet_20_link" text:visited-style-name="Visited_20_Internet_20_Link"><text:span text:style-name="T2">/</text:span></text:a><text:a xlink:type="simple" xlink:href="https://en.wikipedia.org/wiki/Help:IPA/English" text:style-name="Internet_20_link" text:visited-style-name="Visited_20_Internet_20_Link"><text:span text:style-name="T3">ˈliːnʊks</text:span></text:a><text:a xlink:type="simple" xlink:href="https://en.wikipedia.org/wiki/Help:IPA/English" text:style-name="Internet_20_link" text:visited-style-name="Visited_20_Internet_20_Link"><text:span text:style-name="T2">/</text:span></text:a> (<draw:a xlink:type="simple" xlink:href="https://en.wikipedia.org/wiki/File:Linux.ogg"><draw:frame draw:style-name="fr1" draw:name="Image1" text:anchor-type="as-char" svg:width="0.1354in" svg:height="0.1354in" draw:z-index="0"><draw:image xlink:href="Pictures/100000010000000B0000000B11BF2A97F1270852.png" xlink:type="simple" xlink:show="embed" xlink:actuate="onLoad" draw:mime-type="image/png"/></draw:frame></draw:a><text:a xlink:type="simple" xlink:href="https://upload.wikimedia.org/wikipedia/commons/2/22/Linux.ogg" text:style-name="Internet_20_link" text:visited-style-name="Visited_20_Internet_20_Link">listen</text:a>) <text:a xlink:type="simple" xlink:href="https://en.wikipedia.org/wiki/Help:Pronunciation_respelling_key" text:style-name="Internet_20_link" text:visited-style-name="Visited_20_Internet_20_Link"><text:span text:style-name="T4">LEE-nuuks</text:span></text:a> or <text:a xlink:type="simple" xlink:href="https://en.wikipedia.org/wiki/Help:IPA/English" text:style-name="Internet_20_link" text:visited-style-name="Visited_20_Internet_20_Link"><text:span text:style-name="T2">/</text:span></text:a><text:a xlink:type="simple" xlink:href="https://en.wikipedia.org/wiki/Help:IPA/English" text:style-name="Internet_20_link" text:visited-style-name="Visited_20_Internet_20_Link"><text:span text:style-name="T3">ˈlɪnʊks</text:span></text:a><text:a xlink:type="simple" xlink:href="https://en.wikipedia.org/wiki/Help:IPA/English" text:style-name="Internet_20_link" text:visited-style-name="Visited_20_Internet_20_Link"><text:span text:style-name="T2">/</text:span></text:a> <text:a xlink:type="simple" xlink:href="https://en.wikipedia.org/wiki/Help:Pronunciation_respelling_key" text:style-name="Internet_20_link" text:visited-style-name="Visited_20_Internet_20_Link"><text:span text:style-name="T4">LIN-uuks</text:span></text:a>)<text:bookmark text:name="cite_ref-pronunciation-2_14-0"/><text:a xlink:type="simple" xlink:href="https://en.wikipedia.org/wiki/Linux#cite_note-pronunciation-2-14" text:style-name="Internet_20_link" text:visited-style-name="Visited_20_Internet_20_Link">[11]</text:a> is a family of <text:a xlink:type="simple" xlink:href="https://en.wikipedia.org/wiki/Free_and_open-source_software" text:style-name="Internet_20_link" text:visited-style-name="Visited_20_Internet_20_Link">open-source</text:a> <text:a xlink:type="simple" xlink:href="https://en.wikipedia.org/wiki/Unix-like" text:style-name="Internet_20_link" text:visited-style-name="Visited_20_Internet_20_Link">Unix-like</text:a> <text:a xlink:type="simple" xlink:href="https://en.wikipedia.org/wiki/Operating_system" text:style-name="Internet_20_link" text:visited-style-name="Visited_20_Internet_20_Link">operating systems</text:a> based on the <text:a xlink:type="simple" xlink:href="https://en.wikipedia.org/wiki/Linux_kernel" text:style-name="Internet_20_link" text:visited-style-name="Visited_20_Internet_20_Link">Linux kernel</text:a>,<text:bookmark text:name="cite_ref-15"/><text:a xlink:type="simple" xlink:href="https://en.wikipedia.org/wiki/Linux#cite_note-15" text:style-name="Internet_20_link" text:visited-style-name="Visited_20_Internet_20_Link">[12]</text:a> an <text:a xlink:type="simple" xlink:href="https://en.wikipedia.org/wiki/Kernel_(operating_system)" text:style-name="Internet_20_link" text:visited-style-name="Visited_20_Internet_20_Link">operating system kernel</text:a> first released on September 17, 1991, by <text:a xlink:type="simple" xlink:href="https://en.wikipedia.org/wiki/Linus_Torvalds" text:style-name="Internet_20_link" text:visited-style-name="Visited_20_Internet_20_Link">Linus Torvalds</text:a>.<text:bookmark text:name="cite_ref-16"/><text:a xlink:type="simple" xlink:href="https://en.wikipedia.org/wiki/Linux#cite_note-16" text:style-name="Internet_20_link" text:visited-style-name="Visited_20_Internet_20_Link">[13]</text:a><text:bookmark text:name="cite_ref-17"/><text:a xlink:type="simple" xlink:href="https://en.wikipedia.org/wiki/Linux#cite_note-17" text:style-name="Internet_20_link" text:visited-style-name="Visited_20_Internet_20_Link">[14]</text:a><text:bookmark text:name="cite_ref-18"/><text:a xlink:type="simple" xlink:href="https://en.wikipedia.org/wiki/Linux#cite_note-18" text:style-name="Internet_20_link" text:visited-style-name="Visited_20_Internet_20_Link">[15]</text:a> Linux is typically <text:a xlink:type="simple" xlink:href="https://en.wikipedia.org/wiki/Package_manager" text:style-name="Internet_20_link" text:visited-style-name="Visited_20_Internet_20_Link">packaged</text:a> as a <text:a xlink:type="simple" xlink:href="https://en.wikipedia.org/wiki/Linux_distribution" text:style-name="Internet_20_link" text:visited-style-name="Visited_20_Internet_20_Link">Linux distribution</text:a>, which includes the kernel and supporting <text:a xlink:type="simple" xlink:href="https://en.wikipedia.org/wiki/System_software" text:style-name="Internet_20_link" text:visited-style-name="Visited_20_Internet_20_Link">system software</text:a> and <text:a xlink:type="simple" xlink:href="https://en.wikipedia.org/wiki/Library_(computer_science)" text:style-name="Internet_20_link" text:visited-style-name="Visited_20_Internet_20_Link">libraries</text:a>, many of which are provided by the <text:a xlink:type="simple" xlink:href="https://en.wikipedia.org/wiki/GNU_Project" text:style-name="Internet_20_link" text:visited-style-name="Visited_20_Internet_20_Link">GNU Project</text:a>. Many Linux distributions use the word "Linux" in their name, but the <text:a xlink:type="simple" xlink:href="https://en.wikipedia.org/wiki/Free_Software_Foundation" text:style-name="Internet_20_link" text:visited-style-name="Visited_20_Internet_20_Link">Free Software Foundation</text:a> uses the name "<text:span text:style-name="T1">GNU/Linux</text:span>" to emphasize the importance of <text:a xlink:type="simple" xlink:href="https://en.wikipedia.org/wiki/GNU" text:style-name="Internet_20_link" text:visited-style-name="Visited_20_Internet_20_Link">GNU</text:a> software, <text:a xlink:type="simple" xlink:href="https://en.wikipedia.org/wiki/GNU/Linux_naming_controversy" text:style-name="Internet_20_link" text:visited-style-name="Visited_20_Internet_20_Link">causing some controversy</text:a>.<text:bookmark text:name="cite_ref-gnu_linux_faq_19-0"/><text:a xlink:type="simple" xlink:href="https://en.wikipedia.org/wiki/Linux#cite_note-gnu_linux_faq-19" text:style-name="Internet_20_link" text:visited-style-name="Visited_20_Internet_20_Link">[16]</text:a><text:bookmark text:name="cite_ref-linux-and-gnu_20-0"/><text:a xlink:type="simple" xlink:href="https://en.wikipedia.org/wiki/Linux#cite_note-linux-and-gnu-20" text:style-name="Internet_20_link" text:visited-style-name="Visited_20_Internet_20_Link">[17]</text:a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3:47:47.590083687</meta:creation-date>
    <dc:date>2023-03-06T13:49:52.538271036</dc:date>
    <meta:editing-duration>PT2M8S</meta:editing-duration>
    <meta:editing-cycles>1</meta:editing-cycles>
    <meta:document-statistic meta:table-count="0" meta:image-count="1" meta:object-count="0" meta:page-count="1" meta:paragraph-count="1" meta:word-count="89" meta:character-count="617" meta:non-whitespace-character-count="528"/>
    <meta:generator>LibreOffice/7.3.7.2$Linux_X86_64 LibreOffice_project/30$Build-2</meta:generator>
  </office:meta>
</office:document-meta>
</file>